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23-09-2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21-07-2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20-09-23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9-07-10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7-12-0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7-10-04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5-07-0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5-05-07 1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2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1498" calcext:value-type="float">
            <text:p>10.461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73470967742" calcext:value-type="float">
            <text:p>10.23734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5312" calcext:value-type="float">
            <text:p>9.86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00464516129" calcext:value-type="float">
            <text:p>9.51300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47024" calcext:value-type="float">
            <text:p>9.73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785083870968" calcext:value-type="float">
            <text:p>9.867850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579174193548" calcext:value-type="float">
            <text:p>9.93579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129212903226" calcext:value-type="float">
            <text:p>9.87129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32368" calcext:value-type="float">
            <text:p>9.74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36672" calcext:value-type="float">
            <text:p>9.17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21615483871" calcext:value-type="float">
            <text:p>8.64216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520490322581" calcext:value-type="float">
            <text:p>7.89520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2512" calcext:value-type="float">
            <text:p>7.87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484077419355" calcext:value-type="float">
            <text:p>7.734840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7496" calcext:value-type="float">
            <text:p>8.35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92258064516" calcext:value-type="float">
            <text:p>8.70892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941342857143" calcext:value-type="float">
            <text:p>9.349413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634787096774" calcext:value-type="float">
            <text:p>9.34634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185419354839" calcext:value-type="float">
            <text:p>9.18185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8864" calcext:value-type="float">
            <text:p>9.17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09806451613" calcext:value-type="float">
            <text:p>8.933098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2444" calcext:value-type="float">
            <text:p>8.63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060025806452" calcext:value-type="float">
            <text:p>8.44060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68464516129" calcext:value-type="float">
            <text:p>8.09568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6776" calcext:value-type="float">
            <text:p>7.65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57703225807" calcext:value-type="float">
            <text:p>7.738577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892" calcext:value-type="float">
            <text:p>7.89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084980645161" calcext:value-type="float">
            <text:p>7.880849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483457142857" calcext:value-type="float">
            <text:p>7.874834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750116129032" calcext:value-type="float">
            <text:p>7.807501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955380645161" calcext:value-type="float">
            <text:p>8.17955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3232" calcext:value-type="float">
            <text:p>8.580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460670967742" calcext:value-type="float">
            <text:p>9.52460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22464" calcext:value-type="float">
            <text:p>9.64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11070967742" calcext:value-type="float">
            <text:p>9.36611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12103225806" calcext:value-type="float">
            <text:p>9.04312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73784" calcext:value-type="float">
            <text:p>9.04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57264516129" calcext:value-type="float">
            <text:p>9.86657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12216" calcext:value-type="float">
            <text:p>10.23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45821935484" calcext:value-type="float">
            <text:p>10.43458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68074285714" calcext:value-type="float">
            <text:p>10.59680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03019354839" calcext:value-type="float">
            <text:p>10.6503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4869677419" calcext:value-type="float">
            <text:p>10.68048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308" calcext:value-type="float">
            <text:p>10.59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9499354839" calcext:value-type="float">
            <text:p>10.50094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74768" calcext:value-type="float">
            <text:p>10.64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3667096774" calcext:value-type="float">
            <text:p>10.65236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2023225807" calcext:value-type="float">
            <text:p>10.738202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82912" calcext:value-type="float">
            <text:p>11.11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4732903226" calcext:value-type="float">
            <text:p>11.68947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8568" calcext:value-type="float">
            <text:p>12.03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796" calcext:value-type="float">
            <text:p>12.21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249" calcext:value-type="float">
            <text:p>12.302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3197419355" calcext:value-type="float">
            <text:p>12.25531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57872" calcext:value-type="float">
            <text:p>12.16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3553548387" calcext:value-type="float">
            <text:p>12.03635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90288" calcext:value-type="float">
            <text:p>11.88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19197419355" calcext:value-type="float">
            <text:p>11.72191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72872258065" calcext:value-type="float">
            <text:p>11.57728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65912" calcext:value-type="float">
            <text:p>11.48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50779354839" calcext:value-type="float">
            <text:p>11.52507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35912" calcext:value-type="float">
            <text:p>11.61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44299354839" calcext:value-type="float">
            <text:p>11.67442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9345714286" calcext:value-type="float">
            <text:p>11.72293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6206451613" calcext:value-type="float">
            <text:p>11.7746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35101935484" calcext:value-type="float">
            <text:p>11.76351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1112" calcext:value-type="float">
            <text:p>11.6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7932903226" calcext:value-type="float">
            <text:p>11.58279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6888" calcext:value-type="float">
            <text:p>11.45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40892903226" calcext:value-type="float">
            <text:p>11.28408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8299354839" calcext:value-type="float">
            <text:p>11.06482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01408" calcext:value-type="float">
            <text:p>10.88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89078709677" calcext:value-type="float">
            <text:p>10.77890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3024" calcext:value-type="float">
            <text:p>10.7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28061935484" calcext:value-type="float">
            <text:p>10.70280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45957142857" calcext:value-type="float">
            <text:p>10.64459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84975483871" calcext:value-type="float">
            <text:p>10.56849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7617142857" calcext:value-type="float">
            <text:p>10.44876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4152" calcext:value-type="float">
            <text:p>10.33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6590900037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20914285714" calcext:value-type="float">
            <text:p>10.20209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1" meta:object-count="0"/>
    <meta:user-defined meta:name="AppVersion">3.0</meta:user-defined>
  </office:meta>
</office:document-meta>
</file>